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.081cm" svg:stroke-color="#111111" draw:marker-start="" draw:marker-start-width="0.269cm" draw:marker-start-center="false" draw:marker-end="" draw:marker-end-width="0.269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1c1c1c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4" draw:layer="layout" svg:width="0.249cm" svg:height="0.286cm" svg:x="1.75cm" svg:y="0.463cm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A</text:span></text:p>
        </draw:path>
        <draw:path draw:style-name="gr4" draw:text-style-name="P4" draw:layer="layout" svg:width="1.499cm" svg:height="1.723cm" svg:x="0.5cm" svg:y="0.856cm" svg:viewBox="0 0 1500 1724" svg:d="M231 1442c-44-20-85-49-119-88-34-37-63-83-82-136-19-52-30-111-30-176 0-68 12-142 38-223 26-78 67-162 124-250 57-87 130-178 223-272 92-93 204-190 338-288 1-1 3-2 4-3 7-4 15-6 23-6s15 2 22 6c2 1 3 2 4 3 134 98 246 195 338 288 93 94 167 185 224 272 57 88 97 172 123 250 27 80 39 155 39 223 0 65-11 124-30 176-20 53-48 99-82 136-35 39-75 68-120 88-44 20-93 31-142 31-41 0-82-7-123-22-40-15-79-37-116-67-36-30-70-67-101-113-3-4-5-8-8-13 75 379 278 241 391 466h-839c113-225 317-87 391-465-2 4-5 8-8 12-30 46-65 83-101 113-37 30-76 52-116 67s-82 22-122 22c-50 0-98-11-143-31z">
          <text:p/>
        </draw:path>
        <draw:path draw:style-name="gr5" draw:text-style-name="P4" draw:layer="layout" svg:width="0.249cm" svg:height="0.286cm" draw:transform="rotate (-3.14159265358979) translate (0.750035168051833cm 3.03597613721104cm)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A</text:span></text:p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57" draw:display-name="Gradient 857" draw:style="square" draw:cx="75%" draw:cy="25%" draw:start-color="#f10d0c" draw:end-color="#ffa6a6" draw:start-intensity="100%" draw:end-intensity="100%" draw:angle="90deg" draw:border="0%">
      <loext:gradient-stop svg:offset="0" loext:color-type="rgb" loext:color-value="#f10d0c"/>
      <loext:gradient-stop svg:offset="1" loext:color-type="rgb" loext:color-value="#ffa6a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15T14:43:04.555000000</dc:date>
    <meta:editing-duration>PT1H46M35S</meta:editing-duration>
    <meta:editing-cycles>10</meta:editing-cycles>
    <meta:generator>LibreOffice/7.6.5.2$Windows_X86_64 LibreOffice_project/38d5f62f85355c192ef5f1dd47c5c0c0c6d6598b</meta:generator>
    <meta:document-statistic meta:object-count="5"/>
  </office:meta>
</office:document-meta>
</file>